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Cost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1" table:default-cell-style-name="ce10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date" office:date-value="2015-01-20" calcext:value-type="date">
            <text:p>20/01/2015</text:p>
          </table:table-cell>
          <table:table-cell office:value-type="string" calcext:value-type="string">
            <text:p>Livro Java Application Architecture – Modularity Patterns with Examples Using OSGi</text:p>
          </table:table-cell>
          <table:table-cell office:value-type="currency" office:currency="BRL" office:value="52.11" calcext:value-type="currency">
            <text:p>R$ 52,1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Impressão pré projeto</text:p>
          </table:table-cell>
          <table:table-cell office:value-type="currency" office:currency="BRL" office:value="1.1" calcext:value-type="currency">
            <text:p>R$ 1,1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Impressão pré projeto</text:p>
          </table:table-cell>
          <table:table-cell office:value-type="currency" office:currency="BRL" office:value="3.4" calcext:value-type="currency">
            <text:p>R$ 3,40</text:p>
          </table:table-cell>
        </table:table-row>
        <table:table-row table:style-name="ro6" table:number-rows-repeated="4">
          <table:table-cell table:number-columns-repeated="4"/>
        </table:table-row>
        <table:table-row table:style-name="ro6" table:number-rows-repeated="3">
          <table:table-cell/>
          <table:table-cell table:style-name="ce7"/>
          <table:table-cell/>
          <table:table-cell table:style-name="ce6"/>
        </table:table-row>
        <table:table-row table:style-name="ro3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11" table:formula="of:=SUM([.D4:.D13])" office:value-type="currency" office:currency="BRL" office:value="56.61" calcext:value-type="currency">
            <text:p>R$ 56,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07:51:48.326282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2.7.2$Linux_X86_64 LibreOffice_project/420m0$Build-2</meta:generator>
    <dc:date>2015-02-13T07:52:48.868286814</dc:date>
    <meta:editing-duration>PT2H18M41S</meta:editing-duration>
    <meta:editing-cycles>23</meta:editing-cycles>
    <meta:document-statistic meta:table-count="1" meta:cell-count="19" meta:object-count="0"/>
  </office:meta>
</office:document-meta>
</file>